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a47" officeooo:paragraph-rsid="00042a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n -sf SFMT/libSFMT.a</text:p>
      <text:p text:style-name="P1">ln -sf Kernels/libFullMonteKernels.so</text:p>
      <text:p text:style-name="P1">ln -sf Kernels/Software/libFullMonteCore.so</text:p>
      <text:p text:style-name="P1">ln -sf OutputTypes/libFullMonteData.so</text:p>
      <text:p text:style-name="P1">ln -sf Kernels/libFullMonteKernels_TCL.so</text:p>
      <text:p text:style-name="P1">ln -sf Geometry/libFullMonteGeometry.so</text:p>
      <text:p text:style-name="P1">ln -sf Storage/TIMOS/libFullMonteTIMOS.so</text:p>
      <text:p text:style-name="P1">ln -sf Storage/TIMOS/libFullMonteTIMOS_TCL.so</text:p>
      <text:p text:style-name="P1">ln -sf VTK/libFullMonteVTK.so</text:p>
      <text:p text:style-name="P1">ln -sf Storage/BinFile/libFullMonteBinFile.so</text:p>
      <text:p text:style-name="P1">ln -sf Storage/BinFile/libFullMonteBinFile_TCL.so</text:p>
      <text:p text:style-name="P1">ln -sf Storage/STL/libFullMonteSTL.so</text:p>
      <text:p text:style-name="P1">ln -sf Storage/STL/libFullMonteSTL_TCL.so</text:p>
      <text:p text:style-name="P1">ln -sf Storage/TetGen/libFullMonteTetGen.so</text:p>
      <text:p text:style-name="P1">ln -sf Storage/TetGen/libFullMonteTetGen_TCL.so</text:p>
      <text:p text:style-name="P1">for d in Geometry SFMT GUI Kernels Storage VTK <text:s/>Test vis VTK; do make -C $d libs; done;</text:p>
      <text:p text:style-name="P1">make[1]: Entering directory `/home/houman/FullMonte/Geometry'</text:p>
      <text:p text:style-name="P1">make[1]: Nothing to be done for `libs'.</text:p>
      <text:p text:style-name="P1">make[1]: Leaving directory `/home/houman/FullMonte/Geometry'</text:p>
      <text:p text:style-name="P1">make[1]: Entering directory `/home/houman/FullMonte/SFMT'</text:p>
      <text:p text:style-name="P1">make[1]: Nothing to be done for `libs'.</text:p>
      <text:p text:style-name="P1">make[1]: Leaving directory `/home/houman/FullMonte/SFMT'</text:p>
      <text:p text:style-name="P1">make[1]: Entering directory `/home/houman/FullMonte/GUI'</text:p>
      <text:p text:style-name="P1">make[1]: Nothing to be done for `libs'.</text:p>
      <text:p text:style-name="P1">make[1]: Leaving directory `/home/houman/FullMonte/GUI'</text:p>
      <text:p text:style-name="P1">make[1]: Entering directory `/home/houman/FullMonte/Kernels'</text:p>
      <text:p text:style-name="P1">Makefile:11: warning: overriding commands for target `clean'</text:p>
      <text:p text:style-name="P1">../Makefile.in:90: warning: ignoring old commands for target `clean'</text:p>
      <text:p text:style-name="P1">for d in Software; do make -C $d libs; done;</text:p>
      <text:p text:style-name="P1">make[2]: Entering directory `/home/houman/FullMonte/Kernels/Software'</text:p>
      <text:p text:style-name="P1">make[2]: Nothing to be done for `libs'.</text:p>
      <text:p text:style-name="P1">make[2]: Leaving directory `/home/houman/FullMonte/Kernels/Software'</text:p>
      <text:p text:style-name="P1">make[1]: Leaving directory `/home/houman/FullMonte/Kernels'</text:p>
      <text:p text:style-name="P1">make[1]: Entering directory `/home/houman/FullMonte/Storage'</text:p>
      <text:p text:style-name="P1">Makefile:6: warning: overriding commands for target `clean'</text:p>
      <text:p text:style-name="P1">../Makefile.in:90: warning: ignoring old commands for target `clean'</text:p>
      <text:p text:style-name="P1">for d in CommonParser Postgres STL TIMOS TetGen; do make -C $d libs; done</text:p>
      <text:p text:style-name="P1">make[2]: Entering directory `/home/houman/FullMonte/Storage/CommonParser'</text:p>
      <text:p text:style-name="P1">make[2]: *** No rule to make target `libs'. <text:s/>Stop.</text:p>
      <text:p text:style-name="P1">make[2]: Leaving directory `/home/houman/FullMonte/Storage/CommonParser'</text:p>
      <text:p text:style-name="P1">make[2]: Entering directory `/home/houman/FullMonte/Storage/Postgres'</text:p>
      <text:p text:style-name="P1">make[2]: *** No rule to make target `libs'. <text:s/>Stop.</text:p>
      <text:p text:style-name="P1">make[2]: Leaving directory `/home/houman/FullMonte/Storage/Postgres'</text:p>
      <text:p text:style-name="P1">make[2]: Entering directory `/home/houman/FullMonte/Storage/STL'</text:p>
      <text:p text:style-name="P1">make[2]: *** No rule to make target `libs'. <text:s/>Stop.</text:p>
      <text:p text:style-name="P1">make[2]: Leaving directory `/home/houman/FullMonte/Storage/STL'</text:p>
      <text:p text:style-name="P1">make[2]: Entering directory `/home/houman/FullMonte/Storage/TIMOS'</text:p>
      <text:p text:style-name="P1">Makefile:3: /../CommonParser/Makefile.in: No such file or directory</text:p>
      <text:p text:style-name="P1">make[2]: *** No rule to make target `/../CommonParser/Makefile.in'. <text:s/>Stop.</text:p>
      <text:p text:style-name="P1"><text:soft-page-break/>make[2]: Leaving directory `/home/houman/FullMonte/Storage/TIMOS'</text:p>
      <text:p text:style-name="P1">make[2]: Entering directory `/home/houman/FullMonte/Storage/TetGen'</text:p>
      <text:p text:style-name="P1">make[2]: Nothing to be done for `libs'.</text:p>
      <text:p text:style-name="P1">make[2]: Leaving directory `/home/houman/FullMonte/Storage/TetGen'</text:p>
      <text:p text:style-name="P1">make[1]: Leaving directory `/home/houman/FullMonte/Storage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make: *** Test: No such file or directory. <text:s/>Stop.</text:p>
      <text:p text:style-name="P1">make[1]: Entering directory `/home/houman/FullMonte/vis'</text:p>
      <text:p text:style-name="P1">make[1]: *** No rule to make target `libs'. <text:s/>Stop.</text:p>
      <text:p text:style-name="P1">make[1]: Leaving directory `/home/houman/FullMonte/vis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make: *** [libs] Error 2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2:04:57.634528953</meta:creation-date>
    <dc:date>2015-06-11T12:05:15.150832236</dc:date>
    <meta:editing-duration>P0D</meta:editing-duration>
    <meta:editing-cycles>1</meta:editing-cycles>
    <meta:document-statistic meta:table-count="0" meta:image-count="0" meta:object-count="0" meta:page-count="2" meta:paragraph-count="65" meta:word-count="348" meta:character-count="3555" meta:non-whitespace-character-count="3198"/>
    <meta:generator>LibreOffice/4.2.8.2$Linux_X86_64 LibreOffice_project/420m0$Build-2</meta:generator>
  </office:meta>
</office:document-meta>
</file>